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fill-color="#729fcf" draw:textarea-horizontal-align="center" draw:textarea-vertical-align="middle" draw:ole-draw-aspect="1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2.84mm" svg:y="87.15mm">
            <loext:p draw:notify-on-update-of-ranges="Feuille1.B2:Feuille1.B7 Feuille1.A2:Feuille1.A2 Feuille1.C2:Feuille1.C7 Feuille1.D2:Feuille1.D7 Feuille1.D2:Feuille1.D7 Feuille1.A8:Feuille1.A8 Feuille1.C8:Feuille1.C13 Feuille1.D8:Feuille1.D13 Feuille1.D8:Feuille1.D13 Feuille1.A14:Feuille1.A14 Feuille1.C14:Feuille1.C19 Feuille1.D14:Feuille1.D19 Feuille1.D14:Feuille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Table_20_du_20_pilote_20_-_20_Catégorie"/>
        <table:table-column table:style-name="co1" table:number-columns-repeated="2" table:default-cell-style-name="Table_20_du_20_pilote_20_-_20_Valeur"/>
        <table:table-row table:style-name="ro1">
          <table:table-cell office:value-type="string" calcext:value-type="string">
            <text:p>Spread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Error (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.7778991631284" calcext:value-type="float">
            <text:p>58,7778991631</text:p>
          </table:table-cell>
          <table:table-cell office:value-type="float" office:value="2.55011348445318" calcext:value-type="float">
            <text:p>2,5501134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.8834496846524" calcext:value-type="float">
            <text:p>58,8834496847</text:p>
          </table:table-cell>
          <table:table-cell office:value-type="float" office:value="0.570925754261815" calcext:value-type="float">
            <text:p>0,5709257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99400833156862" calcext:value-type="float">
            <text:p>0,3994008332</text:p>
          </table:table-cell>
          <table:table-cell office:value-type="float" office:value="0.00916753172804974" calcext:value-type="float">
            <text:p>0,0091675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641452742798574" calcext:value-type="float">
            <text:p>0,0641452743</text:p>
          </table:table-cell>
          <table:table-cell office:value-type="float" office:value="0.002483395648355" calcext:value-type="float">
            <text:p>0,002483395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539481828538324" calcext:value-type="float">
            <text:p>0,0539481829</text:p>
          </table:table-cell>
          <table:table-cell office:value-type="float" office:value="0.00201083146302444" calcext:value-type="float">
            <text:p>0,0020108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53250918885918" calcext:value-type="float">
            <text:p>0,0532509189</text:p>
          </table:table-cell>
          <table:table-cell office:value-type="float" office:value="0.00196473398653301" calcext:value-type="float">
            <text:p>0,001964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987576133518" calcext:value-type="float">
            <text:p>1,2987576134</text:p>
          </table:table-cell>
          <table:table-cell office:value-type="float" office:value="0.0211410351324184" calcext:value-type="float">
            <text:p>0,0211410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984221821472" calcext:value-type="float">
            <text:p>1,2984221821</text:p>
          </table:table-cell>
          <table:table-cell office:value-type="float" office:value="0.021139973658986" calcext:value-type="float">
            <text:p>0,0211399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24605828667999" calcext:value-type="float">
            <text:p>0,0424605829</text:p>
          </table:table-cell>
          <table:table-cell office:value-type="float" office:value="0.00180963973524215" calcext:value-type="float">
            <text:p>0,001809639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0910568076160001" calcext:value-type="float">
            <text:p>0,0091056808</text:p>
          </table:table-cell>
          <table:table-cell office:value-type="float" office:value="0.000701413540894805" calcext:value-type="float">
            <text:p>0,0007014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27355800899998" calcext:value-type="float">
            <text:p>0,006273558</text:p>
          </table:table-cell>
          <table:table-cell office:value-type="float" office:value="0.000526092907207752" calcext:value-type="float">
            <text:p>0,00052609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589417852660001" calcext:value-type="float">
            <text:p>0,0058941785</text:p>
          </table:table-cell>
          <table:table-cell office:value-type="float" office:value="0.000499241549389267" calcext:value-type="float">
            <text:p>0,0004992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87446040287" calcext:value-type="float">
            <text:p>0,018744604</text:p>
          </table:table-cell>
          <table:table-cell office:value-type="float" office:value="0.00215622711925052" calcext:value-type="float">
            <text:p>0,0021562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6700591390001" calcext:value-type="float">
            <text:p>0,0186700591</text:p>
          </table:table-cell>
          <table:table-cell office:value-type="float" office:value="0.00214209647212738" calcext:value-type="float">
            <text:p>0,002142096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0355157687380002" calcext:value-type="float">
            <text:p>0,0035515769</text:p>
          </table:table-cell>
          <table:table-cell office:value-type="float" office:value="0.00104921708183028" calcext:value-type="float">
            <text:p>0,0010492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082679658" calcext:value-type="float">
            <text:p>0,001208268</text:p>
          </table:table-cell>
          <table:table-cell office:value-type="float" office:value="0.000556784022502031" calcext:value-type="float">
            <text:p>0,000556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620673095500001" calcext:value-type="float">
            <text:p>0,0006206731</text:p>
          </table:table-cell>
          <table:table-cell office:value-type="float" office:value="0.000429706271837075" calcext:value-type="float">
            <text:p>0,0004297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416605227399999" calcext:value-type="float">
            <text:p>0,0004166052</text:p>
          </table:table-cell>
          <table:table-cell office:value-type="float" office:value="0.00037131400188867" calcext:value-type="float">
            <text:p>0,000371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Valeur" style:display-name="Table du pilote - Valeu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7:46:38.511901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8-01-28T09:31:28.422579002</meta:creation-date>
    <dc:date>2018-01-29T17:53:47.561402383</dc:date>
    <dc:creator>Antoine GRÉA</dc:creator>
    <meta:editing-duration>PT11M15S</meta:editing-duration>
    <meta:editing-cycles>3</meta:editing-cycles>
    <meta:generator>LibreOffice/5.1.6.2$Linux_X86_64 LibreOffice_project/1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df6e3"/>
    </style:style>
    <style:style style:name="ch2" style:family="chart">
      <style:graphic-properties draw:stroke="none" svg:stroke-color="#b3b3b3" draw:fill="none" draw:fill-color="#e6e6e6"/>
      <style:text-properties fo:color="#002b36" fo:font-family="'Aller Display'" style:font-style-name="Normal" fo:font-size="24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073642"/>
      <style:text-properties fo:color="#586e75" fo:font-family="'Aller Display'" style:font-style-name="Normal" fo:font-size="14pt" style:font-size-asian="10pt" style:font-size-complex="10pt"/>
    </style:style>
    <style:style style:name="ch5" style:family="chart">
      <style:chart-properties style:rotation-angle="0"/>
      <style:text-properties fo:color="#586e75" fo:font-family="'Aller Display'" style:font-style-name="Normal" fo:font-size="18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93a1a1"/>
      <style:text-properties fo:color="#073642" fo:font-family="'Aller Display'" style:font-style-name="Normal" fo:font-size="10pt" style:font-size-asian="10pt" style:font-size-complex="10pt"/>
    </style:style>
    <style:style style:name="ch7" style:family="chart">
      <style:chart-properties style:rotation-angle="90"/>
      <style:text-properties fo:color="#073642" fo:font-family="Aller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ee8d5"/>
    </style:style>
    <style:style style:name="ch10" style:family="chart" style:data-style-name="N0">
      <style:chart-properties chart:link-data-style-to-source="true" chart:error-category="cell-range" chart:error-upper-range="Feuille1.D2:Feuille1.D7" chart:error-lower-range="Feuille1.D2:Feuille1.D7"/>
      <style:graphic-properties draw:stroke="none" draw:stroke-dash="Fine_20_Dotted" svg:stroke-color="#ff3333" draw:fill-color="#dc322f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3cm" svg:stroke-color="#dc322f"/>
    </style:style>
    <style:style style:name="ch12" style:family="chart">
      <style:chart-properties chart:error-upper-indicator="true" chart:error-lower-indicator="true" chart:error-category="cell-range" chart:error-upper-range="Feuille1.D2:Feuille1.D7" chart:error-lower-range="Feuille1.D2:Feuille1.D7" loext:std-weight="1"/>
      <style:graphic-properties draw:stroke="solid" svg:stroke-width="0cm" svg:stroke-color="#002b36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Feuille1.D8:Feuille1.D13" chart:error-lower-range="Feuille1.D8:Feuille1.D13"/>
      <style:graphic-properties svg:stroke-width="0.05cm" svg:stroke-color="#859900" draw:fill="none" draw:fill-color="#85990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3cm" svg:stroke-color="#859900"/>
    </style:style>
    <style:style style:name="ch15" style:family="chart">
      <style:chart-properties chart:error-upper-indicator="true" chart:error-lower-indicator="true" chart:error-category="cell-range" chart:error-upper-range="Feuille1.D8:Feuille1.D13" chart:error-lower-range="Feuille1.D8:Feuille1.D13" loext:std-weight="1"/>
      <style:graphic-properties draw:stroke="solid" svg:stroke-width="0cm" svg:stroke-color="#073642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Feuille1.D14:Feuille1.D19" chart:error-lower-range="Feuille1.D14:Feuille1.D19"/>
      <style:graphic-properties draw:stroke="dash" draw:stroke-dash="Fine_20_Dashed" svg:stroke-width="0.05cm" svg:stroke-color="#268bd2" draw:fill="none" draw:fill-color="#268bd2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3cm" svg:stroke-color="#268bd2"/>
    </style:style>
    <style:style style:name="ch18" style:family="chart">
      <style:chart-properties chart:error-upper-indicator="true" chart:error-lower-indicator="true" chart:error-category="cell-range" chart:error-upper-range="Feuille1.D14:Feuille1.D19" chart:error-lower-range="Feuille1.D14:Feuille1.D19" loext:std-weight="1"/>
      <style:graphic-properties draw:stroke="solid" svg:stroke-width="0cm" svg:stroke-color="#586e75" svg:stroke-opacity="100%" draw:stroke-linejoin="round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svg:x="0cm" svg:y="0cm" style:legend-expansion="custom" chartooo:width="8.515cm" chartooo:height="6.617cm" style:legend-expansion-aspect-ratio="1.28683693516699" chart:style-name="ch2"/>
        <chart:plot-area chart:style-name="ch3" table:cell-range-address="Feuille1.B2:Feuille1.C7 Feuille1.A2:Feuille1.A2 Feuille1.A8:Feuille1.A8 Feuille1.C8:Feuille1.C19 Feuille1.A14:Feuille1.A14" chart:data-source-has-labels="both" svg:x="1.667cm" svg:y="0.179cm" svg:width="13.996cm" svg:height="8.807cm">
          <chartooo:coordinate-region svg:x="1.667cm" svg:y="0.378cm" svg:width="12.659cm" svg:height="7.749cm"/>
          <chart:axis chart:dimension="x" chart:name="primary-x" chart:style-name="ch4" chartooo:axis-type="auto">
            <chartooo:date-scale/>
            <chart:title svg:x="0.178cm" svg:y="7.998cm" chart:style-name="ch5">
              <text:p>Level</text:p>
            </chart:title>
            <chart:categories table:cell-range-address="Feuille1.B2:Feuille1.B7"/>
          </chart:axis>
          <chart:axis chart:dimension="y" chart:name="primary-y" chart:style-name="ch6">
            <chart:title svg:x="15.136cm" svg:y="5.743cm" chart:style-name="ch7">
              <text:p>Running time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Feuille1.C2:Feuille1.C7" chart:label-cell-address="Feuille1.A2:Feuille1.A2" chart:class="chart:bar">
            <chart:regression-curve chart:style-name="ch11">
              <chart:equation chart:display-equation="true" chart:display-r-square="false" svg:x="2.447cm" svg:y="1.381cm"/>
            </chart:regression-curve>
            <chart:error-indicator chart:style-name="ch12" chart:dimension="y"/>
            <chart:data-point chart:repeated="6"/>
          </chart:series>
          <chart:series chart:style-name="ch13" chart:values-cell-range-address="Feuille1.C8:Feuille1.C13" chart:label-cell-address="Feuille1.A8:Feuille1.A8" chart:class="chart:bar">
            <chart:regression-curve chart:style-name="ch14">
              <chart:equation chart:display-equation="true" chart:display-r-square="false" svg:x="2.489cm" svg:y="2.562cm"/>
            </chart:regression-curve>
            <chart:error-indicator chart:style-name="ch15" chart:dimension="y"/>
            <chart:data-point chart:repeated="6"/>
          </chart:series>
          <chart:series chart:style-name="ch16" chart:values-cell-range-address="Feuille1.C14:Feuille1.C19" chart:label-cell-address="Feuille1.A14:Feuille1.A14" chart:class="chart:bar">
            <chart:regression-curve chart:style-name="ch17">
              <chart:equation chart:display-equation="true" chart:display-r-square="false" svg:x="2.342cm" svg:y="3.633cm"/>
            </chart:regression-curve>
            <chart:error-indicator chart:style-name="ch18" chart:dimension="y"/>
            <chart:data-point chart:repeated="5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Feuille1.A2:Feuille1.A2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  <table:table-cell office:value-type="string">
                <text:p>3</text:p>
                <draw:g>
                  <svg:desc>Feuille1.A8:Feuille1.A8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  <table:table-cell office:value-type="string">
                <text:p>2</text:p>
                <draw:g>
                  <svg:desc>Feuille1.A14:Feuille1.A14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B2:Feuille1.B7</svg:desc>
                </draw:g>
              </table:table-cell>
              <table:table-cell office:value-type="float" office:value="58.7778991631284">
                <text:p>58.7778991631284</text:p>
                <draw:g>
                  <svg:desc>Feuille1.C2:Feuille1.C7</svg:desc>
                </draw:g>
              </table:table-cell>
              <table:table-cell office:value-type="float" office:value="2.55011348445318">
                <text:p>2.55011348445318</text:p>
                <draw:g>
                  <svg:desc>Feuille1.D2:Feuille1.D7</svg:desc>
                </draw:g>
              </table:table-cell>
              <table:table-cell office:value-type="float" office:value="2.55011348445318">
                <text:p>2.55011348445318</text:p>
                <draw:g>
                  <svg:desc>Feuille1.D2:Feuille1.D7</svg:desc>
                </draw:g>
              </table:table-cell>
              <table:table-cell office:value-type="float" office:value="1.2987576133518">
                <text:p>1.2987576133518</text:p>
                <draw:g>
                  <svg:desc>Feuille1.C8:Feuille1.C13</svg:desc>
                </draw:g>
              </table:table-cell>
              <table:table-cell office:value-type="float" office:value="0.0211410351324184">
                <text:p>0.0211410351324184</text:p>
                <draw:g>
                  <svg:desc>Feuille1.D8:Feuille1.D13</svg:desc>
                </draw:g>
              </table:table-cell>
              <table:table-cell office:value-type="float" office:value="0.0211410351324184">
                <text:p>0.0211410351324184</text:p>
                <draw:g>
                  <svg:desc>Feuille1.D8:Feuille1.D13</svg:desc>
                </draw:g>
              </table:table-cell>
              <table:table-cell office:value-type="float" office:value="0.0187446040287">
                <text:p>0.0187446040287</text:p>
                <draw:g>
                  <svg:desc>Feuille1.C14:Feuille1.C19</svg:desc>
                </draw:g>
              </table:table-cell>
              <table:table-cell office:value-type="float" office:value="0.00215622711925052">
                <text:p>0.00215622711925052</text:p>
                <draw:g>
                  <svg:desc>Feuille1.D14:Feuille1.D19</svg:desc>
                </draw:g>
              </table:table-cell>
              <table:table-cell office:value-type="float" office:value="0.00215622711925052">
                <text:p>0.00215622711925052</text:p>
                <draw:g>
                  <svg:desc>Feuille1.D14:Feuille1.D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.8834496846524">
                <text:p>58.8834496846524</text:p>
              </table:table-cell>
              <table:table-cell office:value-type="float" office:value="0.570925754261815">
                <text:p>0.570925754261815</text:p>
              </table:table-cell>
              <table:table-cell office:value-type="float" office:value="0.570925754261815">
                <text:p>0.570925754261815</text:p>
              </table:table-cell>
              <table:table-cell office:value-type="float" office:value="1.2984221821472">
                <text:p>1.2984221821472</text:p>
              </table:table-cell>
              <table:table-cell office:value-type="float" office:value="0.021139973658986">
                <text:p>0.021139973658986</text:p>
              </table:table-cell>
              <table:table-cell office:value-type="float" office:value="0.021139973658986">
                <text:p>0.021139973658986</text:p>
              </table:table-cell>
              <table:table-cell office:value-type="float" office:value="0.0186700591390001">
                <text:p>0.0186700591390001</text:p>
              </table:table-cell>
              <table:table-cell office:value-type="float" office:value="0.00214209647212738">
                <text:p>0.00214209647212738</text:p>
              </table:table-cell>
              <table:table-cell office:value-type="float" office:value="0.00214209647212738">
                <text:p>0.002142096472127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9400833156862">
                <text:p>0.399400833156862</text:p>
              </table:table-cell>
              <table:table-cell office:value-type="float" office:value="0.00916753172804974">
                <text:p>0.00916753172804974</text:p>
              </table:table-cell>
              <table:table-cell office:value-type="float" office:value="0.00916753172804974">
                <text:p>0.00916753172804974</text:p>
              </table:table-cell>
              <table:table-cell office:value-type="float" office:value="0.0424605828667999">
                <text:p>0.0424605828667999</text:p>
              </table:table-cell>
              <table:table-cell office:value-type="float" office:value="0.00180963973524215">
                <text:p>0.00180963973524215</text:p>
              </table:table-cell>
              <table:table-cell office:value-type="float" office:value="0.00180963973524215">
                <text:p>0.00180963973524215</text:p>
              </table:table-cell>
              <table:table-cell office:value-type="float" office:value="0.00355157687380002">
                <text:p>0.00355157687380002</text:p>
              </table:table-cell>
              <table:table-cell office:value-type="float" office:value="0.00104921708183028">
                <text:p>0.00104921708183028</text:p>
              </table:table-cell>
              <table:table-cell office:value-type="float" office:value="0.00104921708183028">
                <text:p>0.001049217081830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41452742798574">
                <text:p>0.0641452742798574</text:p>
              </table:table-cell>
              <table:table-cell office:value-type="float" office:value="0.002483395648355">
                <text:p>0.002483395648355</text:p>
              </table:table-cell>
              <table:table-cell office:value-type="float" office:value="0.002483395648355">
                <text:p>0.002483395648355</text:p>
              </table:table-cell>
              <table:table-cell office:value-type="float" office:value="0.00910568076160001">
                <text:p>0.00910568076160001</text:p>
              </table:table-cell>
              <table:table-cell office:value-type="float" office:value="0.000701413540894805">
                <text:p>0.000701413540894805</text:p>
              </table:table-cell>
              <table:table-cell office:value-type="float" office:value="0.000701413540894805">
                <text:p>0.000701413540894805</text:p>
              </table:table-cell>
              <table:table-cell office:value-type="float" office:value="0.0012082679658">
                <text:p>0.0012082679658</text:p>
              </table:table-cell>
              <table:table-cell office:value-type="float" office:value="0.000556784022502031">
                <text:p>0.000556784022502031</text:p>
              </table:table-cell>
              <table:table-cell office:value-type="float" office:value="0.000556784022502031">
                <text:p>0.000556784022502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39481828538324">
                <text:p>0.0539481828538324</text:p>
              </table:table-cell>
              <table:table-cell office:value-type="float" office:value="0.00201083146302444">
                <text:p>0.00201083146302444</text:p>
              </table:table-cell>
              <table:table-cell office:value-type="float" office:value="0.00201083146302444">
                <text:p>0.00201083146302444</text:p>
              </table:table-cell>
              <table:table-cell office:value-type="float" office:value="0.00627355800899998">
                <text:p>0.00627355800899998</text:p>
              </table:table-cell>
              <table:table-cell office:value-type="float" office:value="0.000526092907207752">
                <text:p>0.000526092907207752</text:p>
              </table:table-cell>
              <table:table-cell office:value-type="float" office:value="0.000526092907207752">
                <text:p>0.000526092907207752</text:p>
              </table:table-cell>
              <table:table-cell office:value-type="float" office:value="0.000620673095500001">
                <text:p>0.000620673095500001</text:p>
              </table:table-cell>
              <table:table-cell office:value-type="float" office:value="0.000429706271837075">
                <text:p>0.000429706271837075</text:p>
              </table:table-cell>
              <table:table-cell office:value-type="float" office:value="0.000429706271837075">
                <text:p>0.000429706271837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3250918885918">
                <text:p>0.053250918885918</text:p>
              </table:table-cell>
              <table:table-cell office:value-type="float" office:value="0.00196473398653301">
                <text:p>0.00196473398653301</text:p>
              </table:table-cell>
              <table:table-cell office:value-type="float" office:value="0.00196473398653301">
                <text:p>0.00196473398653301</text:p>
              </table:table-cell>
              <table:table-cell office:value-type="float" office:value="0.00589417852660001">
                <text:p>0.00589417852660001</text:p>
              </table:table-cell>
              <table:table-cell office:value-type="float" office:value="0.000499241549389267">
                <text:p>0.000499241549389267</text:p>
              </table:table-cell>
              <table:table-cell office:value-type="float" office:value="0.000499241549389267">
                <text:p>0.000499241549389267</text:p>
              </table:table-cell>
              <table:table-cell office:value-type="float" office:value="0.000416605227399999">
                <text:p>0.000416605227399999</text:p>
              </table:table-cell>
              <table:table-cell office:value-type="float" office:value="0.00037131400188867">
                <text:p>0.00037131400188867</text:p>
              </table:table-cell>
              <table:table-cell office:value-type="float" office:value="0.00037131400188867">
                <text:p>0.00037131400188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